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5cm" draw:marker-start-width="0.275cm" draw:marker-end-width="0.275cm" draw:fill="none" draw:fill-color="#99ccff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05cm" draw:marker-start-width="0.125cm" draw:marker-end-width="0.125cm" draw:fill="solid" draw:fill-color="#ffff99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false" fo:min-height="0.496cm" fo:min-width="0.277cm" fo:padding-top="0.175cm" fo:padding-bottom="0.175cm" fo:padding-left="0.3cm" fo:padding-right="0.3cm"/>
    </style:style>
    <style:style style:name="gr5" style:family="graphic" style:parent-style-name="standard">
      <style:graphic-properties svg:stroke-width="0cm" draw:marker-start-width="0.05cm" draw:marker-end-width="0.05cm" draw:fill="solid" draw:fill-color="#000000" draw:textarea-horizontal-align="justify" draw:textarea-vertical-align="middle" draw:auto-grow-height="false" fo:padding-top="0.125cm" fo:padding-bottom="0.125cm" fo:padding-left="0.25cm" fo:padding-right="0.25cm"/>
    </style:style>
    <style:style style:name="P1" style:family="paragraph">
      <style:paragraph-properties fo:text-align="center"/>
    </style:style>
    <style:style style:name="P2" style:family="paragraph">
      <style:text-properties fo:font-size="11pt" style:font-size-asian="12pt" style:font-weight-asian="normal" style:font-size-complex="12pt"/>
    </style:style>
    <style:style style:name="P3" style:family="paragraph">
      <style:text-properties fo:font-size="12pt" style:font-size-asian="12pt" style:font-size-complex="12pt"/>
    </style:style>
    <style:style style:name="T1" style:family="text">
      <style:text-properties fo:font-family="'Arial Black'" style:font-style-name="Normal" style:font-family-asian="'Arial Black'" style:font-style-name-asian="Normal" style:font-family-complex="'Arial Black'" style:font-style-name-complex="Normal"/>
    </style:style>
    <style:style style:name="T2" style:family="text">
      <style:text-properties style:font-size-asian="12pt" style:font-size-complex="12pt"/>
    </style:style>
    <style:style style:name="T3" style:family="text">
      <style:text-properties fo:font-family="'Arial Black'" style:font-style-name="Normal" fo:font-size="12pt" style:font-family-asian="'Arial Black'" style:font-style-name-asian="Normal" style:font-size-asian="12pt" style:font-family-complex="'Arial Black'" style:font-style-name-complex="Normal" style:font-size-complex="12pt"/>
    </style:style>
    <style:style style:name="T4" style:family="text">
      <style:text-properties fo:font-family="Arial" style:font-family-generic="roman" style:font-pitch="variable" fo:font-size="12pt" style:font-family-asian="'Arial Black'" style:font-style-name-asian="Normal" style:font-size-asian="12pt" style:font-family-complex="'Arial Black'" style:font-style-name-complex="Normal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7.714cm" svg:height="5.053cm" svg:x="7.786cm" svg:y="6.44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43cm" svg:height="1.884cm" svg:x="11.5cm" svg:y="8.616cm">
          <text:p text:style-name="P1"><text:span text:style-name="T1">∑</text:span></text:p>
          <draw:enhanced-geometry svg:viewBox="0 0 21600 21600" draw:type="rectangle" draw:enhanced-path="M 0 0 L 21600 0 21600 21600 0 21600 0 0 Z N"/>
        </draw:custom-shape>
        <draw:frame draw:style-name="gr3" draw:layer="layout" svg:width="0.953cm" svg:height="1.062cm" svg:x="7.079cm" svg:y="5.723cm">
          <draw:text-box>
            <text:p>o</text:p>
          </draw:text-box>
        </draw:frame>
        <draw:frame draw:style-name="gr4" draw:text-style-name="P2" draw:layer="layout" svg:width="0.907cm" svg:height="0.846cm" svg:x="10.815cm" svg:y="8.024cm">
          <draw:text-box>
            <text:p text:style-name="P2"><text:span text:style-name="T2">D</text:span></text:p>
          </draw:text-box>
        </draw:frame>
        <draw:frame draw:style-name="gr4" draw:text-style-name="P2" draw:layer="layout" svg:width="0.907cm" svg:height="0.846cm" svg:x="10.816cm" svg:y="10.425cm">
          <draw:text-box>
            <text:p text:style-name="P2"><text:span text:style-name="T2">C</text:span></text:p>
          </draw:text-box>
        </draw:frame>
        <draw:frame draw:style-name="gr4" draw:text-style-name="P2" draw:layer="layout" svg:width="0.886cm" svg:height="0.846cm" svg:x="12.516cm" svg:y="10.425cm">
          <draw:text-box>
            <text:p text:style-name="P2"><text:span text:style-name="T2">A</text:span></text:p>
          </draw:text-box>
        </draw:frame>
        <draw:custom-shape draw:style-name="gr2" draw:text-style-name="P1" draw:layer="layout" svg:width="1.43cm" svg:height="1.884cm" svg:x="11.5cm" svg:y="8.616cm">
          <text:p text:style-name="P1"><text:span text:style-name="T1">∑</text:span>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85cm" svg:height="0.948cm" svg:x="10.218cm" svg:y="11.6cm">
          <draw:text-box>
            <text:p text:style-name="P3"><text:span text:style-name="T3">∑</text:span><text:span text:style-name="T4">=A-B-C+D</text:span></text:p>
          </draw:text-box>
        </draw:frame>
        <draw:custom-shape draw:style-name="gr5" draw:text-style-name="P1" draw:layer="layout" svg:width="0.222cm" svg:height="0.222cm" svg:x="11.376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222cm" svg:height="0.222cm" svg:x="12.827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draw:layer="layout" svg:width="0.907cm" svg:height="0.846cm" svg:x="12.816cm" svg:y="8.024cm">
          <draw:text-box>
            <text:p text:style-name="P2"><text:span text:style-name="T2">B</text:span></text:p>
          </draw:text-box>
        </draw:frame>
        <draw:custom-shape draw:style-name="gr5" draw:text-style-name="P1" draw:layer="layout" svg:width="0.222cm" svg:height="0.222cm" svg:x="12.827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222cm" svg:height="0.222cm" svg:x="11.376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christian </meta:initial-creator>
    <meta:creation-date>2013-02-20T20:11:12</meta:creation-date>
    <dc:date>2013-02-20T20:20:53</dc:date>
    <dc:creator>christian </dc:creator>
    <meta:editing-duration>PT9M44S</meta:editing-duration>
    <meta:editing-cycles>1</meta:editing-cycles>
    <meta:document-statistic meta:object-count="13"/>
    <meta:generator>LibreOffice/3.3$Unix LibreOffice_project/330m19$Build-401</meta:generator>
  </office:meta>
</office:document-meta>
</file>